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74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48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style:vertical-align="middle"/>
      <style:text-properties fo:color="#000000"/>
    </style:style>
    <style:style style:name="ce154" style:family="table-cell" style:parent-style-name="Default">
      <style:table-cell-properties fo:background-color="transparent" style:vertical-align="middle"/>
      <style:text-properties fo:color="#000080"/>
    </style:style>
    <style:style style:name="ce1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56" style:family="table-cell" style:parent-style-name="Default">
      <style:text-properties fo:color="#000080"/>
    </style:style>
    <style:style style:name="ce15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087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8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5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5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6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0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6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1"/>
          <table:table-cell table:style-name="ce142" table:number-columns-repeated="4"/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Passed</text:p>
          </table:table-cell>
          <table:table-cell table:style-name="ce142" table:formula="of:=COUNTIF([.K$7:.K$746];[.$J2])" office:value-type="float" office:value="62">
            <text:p>62</text:p>
          </table:table-cell>
          <table:table-cell table:style-name="ce142" table:formula="of:=COUNTIF([.L$7:.L$746];[.$J2])" office:value-type="float" office:value="62">
            <text:p>62</text:p>
          </table:table-cell>
          <table:table-cell table:style-name="ce142" table:formula="of:=COUNTIF([.M$7:.M$746];[.$J2])" office:value-type="float" office:value="0">
            <text:p>0</text:p>
          </table:table-cell>
          <table:table-cell table:style-name="ce142" table:formula="of:=COUNTIF([.N$7:.N$746];[.$J2])" office:value-type="float" office:value="0">
            <text:p>0</text:p>
          </table:table-cell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Failed</text:p>
          </table:table-cell>
          <table:table-cell table:style-name="ce142" table:formula="of:=COUNTIF([.K$7:.K$746];[.$J3])" office:value-type="float" office:value="0">
            <text:p>0</text:p>
          </table:table-cell>
          <table:table-cell table:style-name="ce142" table:formula="of:=COUNTIF([.L$7:.L$746];[.$J3])" office:value-type="float" office:value="0">
            <text:p>0</text:p>
          </table:table-cell>
          <table:table-cell table:style-name="ce142" table:formula="of:=COUNTIF([.M$7:.M$746];[.$J3])" office:value-type="float" office:value="0">
            <text:p>0</text:p>
          </table:table-cell>
          <table:table-cell table:style-name="ce142" table:formula="of:=COUNTIF([.N$7:.N$746];[.$J3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2" office:value-type="string">
            <text:p>Blocked</text:p>
          </table:table-cell>
          <table:table-cell table:style-name="ce142" table:formula="of:=COUNTIF([.K$7:.K$746];[.$J4])" office:value-type="float" office:value="0">
            <text:p>0</text:p>
          </table:table-cell>
          <table:table-cell table:style-name="ce142" table:formula="of:=COUNTIF([.L$7:.L$746];[.$J4])" office:value-type="float" office:value="0">
            <text:p>0</text:p>
          </table:table-cell>
          <table:table-cell table:style-name="ce142" table:formula="of:=COUNTIF([.M$7:.M$746];[.$J4])" office:value-type="float" office:value="0">
            <text:p>0</text:p>
          </table:table-cell>
          <table:table-cell table:style-name="ce142" table:formula="of:=COUNTIF([.N$7:.N$746];[.$J4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3" office:value-type="string">
            <text:p>N/A</text:p>
          </table:table-cell>
          <table:table-cell table:style-name="ce142" table:formula="of:=COUNTIF([.K$7:.K$746];[.$J5])" office:value-type="float" office:value="0">
            <text:p>0</text:p>
          </table:table-cell>
          <table:table-cell table:style-name="ce142" table:formula="of:=COUNTIF([.L$7:.L$746];[.$J5])" office:value-type="float" office:value="0">
            <text:p>0</text:p>
          </table:table-cell>
          <table:table-cell table:style-name="ce142" table:formula="of:=COUNTIF([.M$7:.M$746];[.$J5])" office:value-type="float" office:value="0">
            <text:p>0</text:p>
          </table:table-cell>
          <table:table-cell table:style-name="ce142" table:formula="of:=COUNTIF([.N$7:.N$746];[.$J5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 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</text:span><text:span text:style-name="T2">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21" office:value-type="string">
            <text:p><text:span text:style-name="T20">- The </text:span><text:span text:style-name="T20">application </text:span><text:span text:style-name="T20">shows a </text:span><text:span text:style-name="T20">loader then </text:span><text:span text:style-name="T21">the alert </text:span><text:span text:style-name="T21">will show </text:span><text:span text:style-name="T21">that the </text:span><text:span text:style-name="T21">server has </text:span><text:span text:style-name="T21">been not </text:span><text:span text:style-name="T21">selec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8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0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8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1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46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8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</text:span><text:span text:style-name="T17">user avatar </text:span><text:span text:style-name="T17">and full </text:span><text:span text:style-name="T17">name will be </text:span><text:span text:style-name="T17">shown on </text:span><text:span text:style-name="T17">top of </text:span><text:span text:style-name="T17">application </text:span><text:span text:style-name="T17">navigation</text:span></text:p>
            <text:p><text:span text:style-name="T17">- 2nd : News</text:span></text:p>
            <text:p><text:span text:style-name="T17">- 3rd: </text:span><text:span text:style-name="T17">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</text:span><text:span text:style-name="T17">indicator will </text:span><text:span text:style-name="T17">show on the </text:span><text:span text:style-name="T17">navigation </text:span><text:span text:style-name="T17">bar to </text:span><text:span text:style-name="T17">indicate that </text:span><text:span text:style-name="T17">items in the </text:span><text:span text:style-name="T17">folder are in </text:span><text:span text:style-name="T17">the loading </text:span><text:span text:style-name="T17">progress.</text:span></text:p>
            <text:p><text:span text:style-name="T17">- After </text:span><text:span text:style-name="T17">loading </text:span><text:span text:style-name="T17">progress </text:span><text:span text:style-name="T17">finishes, </text:span><text:span text:style-name="T17">items in this </text:span><text:span text:style-name="T17">folder will be </text:span><text:span text:style-name="T17">showed.</text:span></text:p>
            <text:p><text:span text:style-name="T17">- Folder </text:span><text:span text:style-name="T17">items will be </text:span><text:span text:style-name="T17">showed with </text:span><text:span text:style-name="T17">folder icon.</text:span></text:p>
            <text:p><text:span text:style-name="T17">- File items </text:span><text:span text:style-name="T17">will be </text:span><text:span text:style-name="T17">showed with </text:span><text:span text:style-name="T17">icon suitable </text:span><text:span text:style-name="T17">with file </text:span><text:span text:style-name="T17">format.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New Folder is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</text:span><text:span text:style-name="T8">message the </text:span><text:span text:style-name="T8">characters </text:span><text:span text:style-name="T8">do not </text:span><text:span text:style-name="T24">allowed</text:span></text:p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 changed with new na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n't chang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has </text:span><text:span text:style-name="T16">no liker in </text:span><text:span text:style-name="T16">activity </text:span><text:span text:style-name="T16">stream</text:span></text:p>
            <text:p><text:span text:style-name="T16">- Touch on </text:span><text:span text:style-name="T16">liker tab</text:span></text:p>
          </table:table-cell>
          <table:table-cell table:style-name="ce106" office:value-type="string">
            <text:p><text:span text:style-name="T16">- On activity </text:span><text:span text:style-name="T16">details </text:span><text:span text:style-name="T16">display </text:span><text:span text:style-name="T16">message "0 </text:span><text:span text:style-name="T16">people like </text:span><text:span text:style-name="T16">this"</text:span></text:p>
            <text:p><text:span text:style-name="T16">- On liker </text:span><text:span text:style-name="T16">details </text:span><text:span text:style-name="T16">display </text:span><text:span text:style-name="T16">message </text:span><text:span text:style-name="T16">“No one like </text:span><text:span text:style-name="T16">this”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This post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Take a </text:span><text:span text:style-name="T17">Photo] </text:span><text:span text:style-name="T17">button</text:span></text:p>
            <text:p><text:span text:style-name="T17">- Touch on </text:span><text:span text:style-name="T17">[Done] </text:span><text:span text:style-name="T17">button</text:span></text:p>
            <text:p><text:span text:style-name="T17">- After that, </text:span><text:span text:style-name="T17">take 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6" table:number-columns-repeated="6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19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Photo </text:span><text:span text:style-name="T17">Library] </text:span><text:span text:style-name="T17">button</text:span></text:p>
            <text:p><text:span text:style-name="T17">- Select a </text:span><text:span text:style-name="T17">photo, touch </text:span><text:span text:style-name="T17">on [OK] </text:span><text:span text:style-name="T17">button</text:span></text:p>
            <text:p><text:span text:style-name="T17">- After that, </text:span><text:span text:style-name="T17">select </text:span><text:span text:style-name="T17">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6" table:number-columns-repeated="6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23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</text:span><text:span text:style-name="T17">Post will be </text:span><text:span text:style-name="T17">shown with </text:span><text:span text:style-name="T17">comment </text:span><text:span text:style-name="T17">and Like </text:span><text:span text:style-name="T17">number (if </text:span><text:span text:style-name="T17">have)</text:span></text:p>
            <text:p>- Number of Like is de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Number of Comment is increased 1 point</text:p>
            <text:p>- New comment is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</text:span><text:span text:style-name="T17">[Done] </text:span><text:span text:style-name="T17">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</text:span><text:span text:style-name="T17">valid User </text:span><text:span text:style-name="T17">name/Passw</text:span><text:span text:style-name="T17">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Login with </text:span><text:span text:style-name="T16">valid user </text:span><text:span text:style-name="T16">name and </text:span><text:span text:style-name="T16">password</text:span></text:p>
            <text:p><text:span text:style-name="T16">- Go to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FF</text:span></text:p>
            <text:p><text:span text:style-name="T16">- Touch on </text:span><text:span text:style-name="T16">[Done] </text:span><text:span text:style-name="T16">butt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Sign out to </text:span><text:span text:style-name="T16">application</text:span></text:p>
            <text:p><text:span text:style-name="T16">- Sign In with </text:span><text:span text:style-name="T16">previous </text:span><text:span text:style-name="T16">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27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<text:span text:style-name="T16">- My Status </text:span><text:span text:style-name="T16">tabs will be </text:span><text:span text:style-name="T16">highlight </text:span><text:span text:style-name="T16">after re-login</text:span></text:p>
            <text:p><text:span text:style-name="T16">- 100 </text:span><text:span text:style-name="T16">activities </text:span><text:span text:style-name="T16">belong to My </text:span><text:span text:style-name="T16">Status will be </text:span><text:span text:style-name="T16">shown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39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47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17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Minh Nguyen</meta:initial-creator>
    <meta:creation-date>2008-12-16T22:10:12</meta:creation-date>
    <dc:date>2012-09-12T17:13:45</dc:date>
    <meta:editing-cycles>337</meta:editing-cycles>
    <meta:editing-duration>P4DT4H26M42S</meta:editing-duration>
    <meta:document-statistic meta:table-count="4" meta:cell-count="1960" meta:object-count="1"/>
    <meta:user-defined meta:name="Info 1"/>
    <meta:user-defined meta:name="Info 2"/>
    <meta:user-defined meta:name="Info 3"/>
    <meta:user-defined meta:name="Info 4"/>
  </office:meta>
</office:document-meta>
</file>